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Heading_20_1">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Heading_20_1">
      <style:paragraph-properties fo:margin-top="0in" fo:margin-bottom="0.1965in"/>
      <style:text-properties style:font-name="Times New Roman" fo:font-size="12pt" style:font-size-asian="12pt" style:font-size-complex="12pt"/>
    </style:style>
    <style:style style:name="P5" style:family="paragraph" style:parent-style-name="Preformatted_20_Text">
      <style:text-properties fo:color="#dc2300"/>
    </style:style>
    <style:style style:name="P6" style:family="paragraph" style:parent-style-name="Preformatted_20_Text">
      <style:paragraph-properties fo:margin-top="0in" fo:margin-bottom="0.1965in"/>
    </style:style>
    <style:style style:name="P7" style:family="paragraph" style:parent-style-name="Preformatted_20_Text">
      <style:paragraph-properties fo:margin-top="0in" fo:margin-bottom="0.1965in"/>
      <style:text-properties fo:color="#dc2300"/>
    </style:style>
    <style:style style:name="P8" style:family="paragraph" style:parent-style-name="Preformatted_20_Text">
      <style:paragraph-properties fo:margin-top="0in" fo:margin-bottom="0.1965in"/>
      <style:text-properties fo:color="#dc2300" style:font-name="Times New Roman" fo:font-size="12pt" style:font-size-asian="12pt" style:font-size-complex="12pt"/>
    </style:style>
    <style:style style:name="P9" style:family="paragraph" style:parent-style-name="Preformatted_20_Text">
      <style:paragraph-properties fo:margin-top="0in" fo:margin-bottom="0.1965in"/>
      <style:text-properties style:font-name="Times New Roman" fo:font-size="12pt" style:font-size-asian="12pt" style:font-size-complex="12pt"/>
    </style:style>
    <style:style style:name="P10" style:family="paragraph" style:parent-style-name="Preformatted_20_Text">
      <style:paragraph-properties fo:margin-top="0in" fo:margin-bottom="0.1965in" style:writing-mode="lr-tb"/>
    </style:style>
    <style:style style:name="P11" style:family="paragraph" style:parent-style-name="Preformatted_20_Text">
      <style:paragraph-properties style:writing-mode="lr-tb"/>
    </style:style>
    <style:style style:name="T1" style:family="text">
      <style:text-properties style:font-name="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udson – Integração Contínua.</text:p>
      <text:p text:style-name="P1">Instalação no Tomcat: Simplesmente copie o arquivo hudson.war para o $CATALINA_HOME/webapps então acesse <text:a xlink:type="simple" xlink:href="http://hostOndeSeEncontraOTomcat/hudson">http://hostOndeSeEncontraOTomcat/hudson</text:a>. Se você usar este servidor apenas para usar o hudson então renomeie o arquivo hudson.war para ROOT.war e coloque no diretório $CATALINA_HOME/webapps.</text:p>
      <text:p text:style-name="P1"/>
      <text:h text:style-name="P3" text:outline-level="1">Configurando o HUDSON_HOME</text:h>
      <text:p text:style-name="Text_20_body">Antes de iniciar o Tomcat, configure o CATALINA_OPTS como mostrado abaixo. Também podemos aproveitar o comando para configurar algumas opções da JVM para aumentar o espaço de memória heap (Terminal linux): </text:p>
      <text:p text:style-name="P5">$ export CATALINA_OPTS="-DHUDSON_HOME=/path/to/hudson_home/ -Xmx512m"</text:p>
      <text:p text:style-name="P7">$ catalina.sh start</text:p>
      <text:p text:style-name="Text_20_body">Ou Tomcat 6 ou superior, a variável CATALINA_OPTS foi renomeada para JAVA_OPTS (Thanks to Ronoaldo Pereira): </text:p>
      <text:p text:style-name="P5">$ export JAVA_OPTS="-DHUDSON_HOME=/path/to/hudson_home/ -Xmx512m"</text:p>
      <text:p text:style-name="P7">$ catalina.sh start</text:p>
      <text:p text:style-name="Text_20_body">Se isso falhar por algum motivo, você também poderá usar a seguinte variável de ambiente: </text:p>
      <text:p text:style-name="P5">$ export HUDSON_HOME=/path/to/hudson_home/</text:p>
      <text:p text:style-name="P7">$ catalina.sh start</text:p>
      <text:p text:style-name="P9">Caso ao executar o Tomcat você seja surprendido por um erro de PermGen space edite o arquivo catalina.sh e atribua os seguintes valores:</text:p>
      <text:p text:style-name="P8">JAVA_OPTS="-Xmx1024m -XX:NewSize=256m -XX:MaxNewSize=256m -XX:PermSize=256m -XX:MaxPermSize=256m"</text:p>
      <text:h text:style-name="P4" text:outline-level="1"><text:bookmark text:name="Running_Hudson_as_the_Tomcat_Root_Application"/>Running Hudson as the Tomcat Root Application</text:h>
      <text:p text:style-name="Text_20_body">To run Hudson as the root application (accessed simply using "host:port/") within Tomcat add the following to the server.xml file (found in the Tomcat home /conf) In the &lt;Engine name="Catalina" ... &gt; locate the &lt;Host name="localhost" ...&gt; element and insert within that the following: </text:p>
      <text:p text:style-name="P11">&lt;Context path="" docBase="${catalina.home}/hudson" </text:p>
      <text:p text:style-name="P11"><text:s text:c="9"/>reloadable="false" </text:p>
      <text:p text:style-name="P11"><text:s text:c="9"/>useHttpOnly="true"&gt;</text:p>
      <text:p text:style-name="P11"><text:s text:c="2"/>&lt;Valve className="org.apache.catalina.authenticator.NonLoginAuthenticator" </text:p>
      <text:p text:style-name="P11"><text:s text:c="9"/>disableProxyCaching="false" /&gt;</text:p>
      <text:p text:style-name="P10">&lt;/Context&gt;</text:p>
      <text:p text:style-name="Text_20_body">This assumes that the Hudson WAR has been unpaked into the /hudson directory within the Tomcat home </text:p>
      <text:p text:style-name="Text_20_body">Note that the &lt;Valve .../&gt; element is important if you are running hudson secured. Failure to add this statement will result in Tomcat supressing the cache directives on all of the static artifacts such as gif files and vastly increase the loading on the server as it will have to repeatedly serve up these artifacts rather than clients picking it up from their caches.</text:p>
      <text:h text:style-name="P4" text:outline-level="1"><text:bookmark text:name="Securing_Hudson_on_Tomcat"/>Securing Hudson on Tomcat</text:h>
      <text:p text:style-name="Text_20_body">Tomcat by default stores the user database in an XML file called <text:soft-page-break/><text:span text:style-name="T1">$TOMCAT_HOME/conf/tomcat-users.xml</text:span>. You can add the following lines to this file to create an admin user. </text:p>
      <text:p text:style-name="Preformatted_20_Text">&lt;role rolename="admin"/&gt;</text:p>
      <text:p text:style-name="P6">&lt;user username="hudson-admin" password="secret" roles="admin"/&gt;</text:p>
      <text:p text:style-name="P9"/>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fael </meta:initial-creator>
    <meta:creation-date>2016-05-15T09:45:04</meta:creation-date>
    <meta:document-statistic meta:table-count="0" meta:image-count="0" meta:object-count="0" meta:page-count="2" meta:paragraph-count="28" meta:word-count="332" meta:character-count="2536"/>
    <dc:date>2016-05-15T09:45:50</dc:date>
    <dc:creator>Rafael </dc:creator>
    <meta:editing-duration>PT00H00M46S</meta:editing-duration>
    <meta:editing-cycles>1</meta:editing-cycles>
    <meta:generator>OpenOffice.org/3.2$Linux OpenOffice.org_project/320m12$Build-9483</meta:generator>
  </office:meta>
</office:document-meta>
</file>